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21pt" fo:font-weight="bold" officeooo:rsid="0005edf6" officeooo:paragraph-rsid="0005edf6" style:font-size-asian="18.3500003814697pt" style:font-weight-asian="bold" style:font-size-complex="21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officeooo:rsid="0007c2c3" officeooo:paragraph-rsid="0007c2c3" style:font-weight-asian="bold" style:font-weight-complex="bold"/>
    </style:style>
    <style:style style:name="P5" style:family="paragraph" style:parent-style-name="Standard">
      <style:text-properties officeooo:paragraph-rsid="000440ff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text-properties officeooo:paragraph-rsid="0005edf6"/>
    </style:style>
    <style:style style:name="P8" style:family="paragraph" style:parent-style-name="Standard" style:list-style-name="L1">
      <style:text-properties officeooo:paragraph-rsid="0007c2c3"/>
    </style:style>
    <style:style style:name="P9" style:family="paragraph" style:parent-style-name="Standard" style:list-style-name="L1">
      <style:text-properties officeooo:rsid="0005edf6" officeooo:paragraph-rsid="0005edf6"/>
    </style:style>
    <style:style style:name="P10" style:family="paragraph" style:parent-style-name="Standard" style:list-style-name="L1">
      <style:text-properties fo:font-weight="normal" officeooo:rsid="0005edf6" officeooo:paragraph-rsid="0005edf6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7c2c3" officeooo:paragraph-rsid="0007c2c3" style:font-weight-asian="normal" style:font-weight-complex="normal"/>
    </style:style>
    <style:style style:name="T1" style:family="text">
      <style:text-properties officeooo:rsid="000440ff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edf6" style:font-weight-asian="normal" style:font-weight-complex="normal"/>
    </style:style>
    <style:style style:name="T7" style:family="text">
      <style:text-properties officeooo:rsid="000565ac"/>
    </style:style>
    <style:style style:name="T8" style:family="text">
      <style:text-properties officeooo:rsid="0005edf6"/>
    </style:style>
    <style:style style:name="T9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10" style:family="text">
      <style:text-properties fo:font-size="13pt" style:font-size-asian="11.3500003814697pt" style:font-size-complex="13pt"/>
    </style:style>
    <style:style style:name="T11" style:family="text">
      <style:text-properties fo:font-size="13pt" fo:font-weight="normal" officeooo:rsid="0005edf6" style:font-size-asian="11.3500003814697pt" style:font-weight-asian="normal" style:font-size-complex="13pt" style:font-weight-complex="normal"/>
    </style:style>
    <style:style style:name="T12" style:family="text">
      <style:text-properties officeooo:rsid="00076644"/>
    </style:style>
    <style:style style:name="T13" style:family="text">
      <style:text-properties officeooo:rsid="0007c2c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<text:span text:style-name="T1">ello</text:span> there!</text:p>
      <text:p text:style-name="Standard"/>
      <text:p text:style-name="P3"><text:span text:style-name="T2">about</text:span></text:p>
      <text:p text:style-name="Standard">I’m a web devoloper designer and coder. Hoping to get A job in jekyll static site devolopment. I have devoloped a fork of the cayman <text:span text:style-name="T7">and minimal</text:span> theme that adds dark mode support.</text:p>
      <text:p text:style-name="Standard"/>
      <text:p text:style-name="Standard"><text:span text:style-name="T3">whats happaning</text:span></text:p>
      <text:p text:style-name="P6">I’m currently working on ...</text:p>
      <text:p text:style-name="Standard">a blog site using <text:a xlink:type="simple" xlink:href="https://jekyllrb.com/" text:style-name="Internet_20_link" text:visited-style-name="Visited_20_Internet_20_Link">jekyll</text:a> just visit <text:a xlink:type="simple" xlink:href="https://godalming123.github.io/blog/" text:style-name="Internet_20_link" text:visited-style-name="Visited_20_Internet_20_Link"><text:span text:style-name="T13">godalming123.github.io/blog/</text:span></text:a></text:p>
      <text:p text:style-name="Standard"/>
      <text:p text:style-name="P3">I’m looking to collaborate on ...</text:p>
      <text:p text:style-name="Standard">A fork for <text:a xlink:type="simple" xlink:href="https://github.com/pages-themes/minimal" text:style-name="Internet_20_link" text:visited-style-name="Visited_20_Internet_20_Link"><text:span text:style-name="T7">the minimal github pages theme</text:span></text:a> to add dark mode the forked repo is <text:a xlink:type="simple" xlink:href="https://github.com/godalming123/minimal" text:style-name="Internet_20_link" text:visited-style-name="Visited_20_Internet_20_Link"><text:span text:style-name="T7">here</text:span></text:a> and you can try it out by turning <text:span text:style-name="T8">on </text:span>dark mode on on your device and visiting <text:a xlink:type="simple" xlink:href="https://godalming123.github.io/minimal/" text:style-name="Internet_20_link" text:visited-style-name="Visited_20_Internet_20_Link"><text:span text:style-name="T8">here</text:span></text:a>!</text:p>
      <text:p text:style-name="Standard"/>
      <text:p text:style-name="P5"><text:span text:style-name="T4">I’m currently learning …</text:span></text:p>
      <text:p text:style-name="P5"><text:span text:style-name="T6">j</text:span><text:a xlink:type="simple" xlink:href="https://jekyllrb.com/" text:style-name="Internet_20_link" text:visited-style-name="Visited_20_Internet_20_Link"><text:span text:style-name="T5">ekyll</text:span></text:a> a static site generator.</text:p>
      <text:p text:style-name="Standard"/>
      <text:p text:style-name="P2">Why employ me?</text:p>
      <text:list xml:id="list2281099464" text:style-name="L1">
        <text:list-item>
          <text:p text:style-name="P9"><text:span text:style-name="T9">I like to collaborate</text:span></text:p>
          <text:p text:style-name="P10"><text:span text:style-name="T10">I have made several forks to repository’s to improve them including:</text:span></text:p>
          <text:list>
            <text:list-item>
              <text:p text:style-name="P10"><text:span text:style-name="T10">adding dark mode to:</text:span></text:p>
              <text:list>
                <text:list-item>
                  <text:p text:style-name="P7"><text:a xlink:type="simple" xlink:href="https://github.com/pages-themes/minimal" text:style-name="Internet_20_link" text:visited-style-name="Visited_20_Internet_20_Link"><text:span text:style-name="T11">minimal jekyll theme</text:span></text:a> <text:span text:style-name="T8">see </text:span><text:a xlink:type="simple" xlink:href="https://github.com/pages-themes/minimal/pull/121" text:style-name="Internet_20_link" text:visited-style-name="Visited_20_Internet_20_Link"><text:span text:style-name="T8">my PR</text:span></text:a></text:p>
                </text:list-item>
                <text:list-item>
                  <text:p text:style-name="P7"><text:a xlink:type="simple" xlink:href="https://github.com/pages-themes/cayman" text:style-name="Internet_20_link" text:visited-style-name="Visited_20_Internet_20_Link"><text:span text:style-name="T8">cayman jekyll theme</text:span></text:a> <text:span text:style-name="T8">see </text:span><text:a xlink:type="simple" xlink:href="https://github.com/pages-themes/cayman/pull/135" text:style-name="Internet_20_link" text:visited-style-name="Visited_20_Internet_20_Link"><text:span text:style-name="T8">my PR</text:span></text:a></text:p>
                </text:list-item>
              </text:list>
            </text:list-item>
            <text:list-item>
              <text:p text:style-name="P7"><text:span text:style-name="T8">I added a missing feature </text:span><text:span text:style-name="T13">(selecting the AUR helper)</text:span><text:span text:style-name="T8"> in </text:span><text:a xlink:type="simple" xlink:href="https://github.com/ChrisTitusTech/ArchTitus" text:style-name="Internet_20_link" text:visited-style-name="Visited_20_Internet_20_Link"><text:span text:style-name="T12">ArchTitus</text:span></text:a> <text:span text:style-name="T12">see </text:span><text:a xlink:type="simple" xlink:href="https://github.com/ChrisTitusTech/ArchTitus/pull/189" text:style-name="Internet_20_link" text:visited-style-name="Visited_20_Internet_20_Link"><text:span text:style-name="T12">my PR</text:span></text:a> <text:span text:style-name="T12">and </text:span><text:a xlink:type="simple" xlink:href="https://github.com/ChrisTitusTech/ArchTitus/pull/222" text:style-name="Internet_20_link" text:visited-style-name="Visited_20_Internet_20_Link"><text:span text:style-name="T12">my bug fix PR</text:span></text:a></text:p>
            </text:list-item>
            <text:list-item>
              <text:p text:style-name="P8"><text:span text:style-name="T13">I added a page for dm-tool in </text:span><text:a xlink:type="simple" xlink:href="https://github.com/tldr-pages/tldr" text:style-name="Internet_20_link" text:visited-style-name="Visited_20_Internet_20_Link"><text:span text:style-name="T13">tldr</text:span></text:a> <text:span text:style-name="T13">see </text:span><text:a xlink:type="simple" xlink:href="https://github.com/tldr-pages/tldr/pull/7710" text:style-name="Internet_20_link" text:visited-style-name="Visited_20_Internet_20_Link"><text:span text:style-name="T13">my PR</text:span></text:a></text:p>
            </text:list-item>
          </text:list>
        </text:list-item>
        <text:list-item>
          <text:p text:style-name="P4">I love to code</text:p>
          <text:p text:style-name="P11">I am almost always coding in my free time and genunely enjoy i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8:33:29.584046342</meta:creation-date>
    <dc:date>2022-03-23T17:31:31.095960865</dc:date>
    <meta:editing-duration>PT9H52M20S</meta:editing-duration>
    <meta:editing-cycles>2</meta:editing-cycles>
    <meta:generator>LibreOffice/7.3.1.3$Linux_X86_64 LibreOffice_project/30$Build-3</meta:generator>
    <meta:document-statistic meta:table-count="0" meta:image-count="0" meta:object-count="0" meta:page-count="1" meta:paragraph-count="20" meta:word-count="191" meta:character-count="963" meta:non-whitespace-character-count="801"/>
  </office:meta>
</office:document-meta>
</file>